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39in"/>
    </style:style>
    <style:style style:name="co2" style:family="table-column">
      <style:table-column-properties fo:break-before="auto" style:column-width="1.322in"/>
    </style:style>
    <style:style style:name="co3" style:family="table-column">
      <style:table-column-properties fo:break-before="auto" style:column-width="2.0165in"/>
    </style:style>
    <style:style style:name="co4" style:family="table-column">
      <style:table-column-properties fo:break-before="auto" style:column-width="0.6945in"/>
    </style:style>
    <style:style style:name="co5" style:family="table-column">
      <style:table-column-properties fo:break-before="auto" style:column-width="0.661in"/>
    </style:style>
    <style:style style:name="co6" style:family="table-column">
      <style:table-column-properties fo:break-before="auto" style:column-width="0.7819in"/>
    </style:style>
    <style:style style:name="co7" style:family="table-column">
      <style:table-column-properties fo:break-before="auto" style:column-width="0.8047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772in" fo:break-before="auto" style:use-optimal-row-height="false"/>
    </style:style>
    <style:style style:name="ta1" style:family="table" style:master-page-name="PageStyle_5f_Simplified">
      <style:table-properties table:display="true" style:writing-mode="lr-tb"/>
    </style:style>
    <number:text-style style:name="N8100" number:language="en">
      <number:text-content/>
    </number:text-style>
    <style:style style:name="ce1" style:family="table-cell" style:parent-style-name="Excel_20_Built-in_20_Normal">
      <style:table-cell-properties fo:border-bottom="0.0138in solid #000000" fo:background-color="#fff2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</style:style>
    <style:style style:name="ce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3" style:family="table-cell" style:parent-style-name="Excel_20_Built-in_20_Normal" style:data-style-name="N8100">
      <style:table-cell-properties fo:border-bottom="0.0138in solid #000000" fo:background-color="#fff2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</style:style>
    <style:style style:name="ce4" style:family="table-cell" style:parent-style-name="Excel_20_Built-in_20_Normal" style:data-style-name="N8100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5" style:family="table-cell" style:parent-style-name="Excel_20_Built-in_20_Normal" style:data-style-name="N8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implifie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2" table:number-columns-repeated="1017" table:default-cell-style-name="Excel_20_Built-in_20_Normal"/>
        <table:table-row table:style-name="ro1">
          <table:table-cell table:style-name="ce1" office:value-type="string">
            <text:p>Title</text:p>
          </table:table-cell>
          <table:table-cell table:style-name="ce3" office:value-type="string">
            <text:p>Released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UK Chart Position</text:p>
          </table:table-cell>
          <table:table-cell table:style-name="ce1" office:value-type="string">
            <text:p>US Chart Position</text:p>
          </table:table-cell>
          <table:table-cell table:style-name="ce1" office:value-type="string">
            <text:p>BPI Certification</text:p>
          </table:table-cell>
          <table:table-cell table:style-name="ce1" office:value-type="string">
            <text:p>RIAA Certification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lease Please Me </text:p>
          </table:table-cell>
          <table:table-cell table:style-name="ce4" office:value-type="string">
            <text:p>22 March 1963</text:p>
          </table:table-cell>
          <table:table-cell table:style-name="ce2" office:value-type="string">
            <text:p>Parlophone (UK)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-</text:p>
          </table:table-cell>
          <table:table-cell table:style-name="ce2" office:value-type="string">
            <text:p>Gold</text:p>
          </table:table-cell>
          <table:table-cell table:style-name="ce2" office:value-type="string">
            <text:p>Platinum</text:p>
          </table:table-cell>
          <table:table-cell table:number-columns-repeated="1017"/>
        </table:table-row>
        <table:table-row table:style-name="ro2">
          <table:table-cell office:value-type="string">
            <text:p>With the Beatles </text:p>
          </table:table-cell>
          <table:table-cell table:style-name="ce5" office:value-type="string">
            <text:p>22 November 1963</text:p>
          </table:table-cell>
          <table:table-cell office:value-type="string">
            <text:p>Parlophone (UK)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Platinum</text:p>
          </table:table-cell>
          <table:table-cell office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>
            <text:p>Beatlemania! With the Beatles</text:p>
          </table:table-cell>
          <table:table-cell table:style-name="ce5" office:value-type="string">
            <text:p>25 November 1963</text:p>
          </table:table-cell>
          <table:table-cell office:value-type="string">
            <text:p>Capitol (CAN)</text:p>
          </table:table-cell>
          <table:table-cell table:number-columns-repeated="2" office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>
            <text:p>Introducing... The Beatles</text:p>
          </table:table-cell>
          <table:table-cell table:style-name="ce5" office:value-type="string">
            <text:p>10 January 1964</text:p>
          </table:table-cell>
          <table:table-cell office:value-type="string">
            <text:p>Vee-Jay (US)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Meet the Beatles!</text:p>
          </table:table-cell>
          <table:table-cell table:style-name="ce5" office:value-type="string">
            <text:p>20 January 1964</text:p>
          </table:table-cell>
          <table:table-cell office:value-type="string">
            <text:p>Capitol (US)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/>
          <table:table-cell office:value-type="string">
            <text:p>5xPlatinum</text:p>
          </table:table-cell>
          <table:table-cell table:number-columns-repeated="1017"/>
        </table:table-row>
        <table:table-row table:style-name="ro2">
          <table:table-cell office:value-type="string">
            <text:p>Twist and Shout</text:p>
          </table:table-cell>
          <table:table-cell table:style-name="ce5" office:value-type="string">
            <text:p>3 February 1964</text:p>
          </table:table-cell>
          <table:table-cell office:value-type="string">
            <text:p>Capitol (CAN)</text:p>
          </table:table-cell>
          <table:table-cell table:number-columns-repeated="2" office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>
            <text:p>The Beatles' Second Album</text:p>
          </table:table-cell>
          <table:table-cell table:style-name="ce5" office:value-type="string">
            <text:p>10 April 1964</text:p>
          </table:table-cell>
          <table:table-cell office:value-type="string">
            <text:p>Capitol (US)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xPlatinum</text:p>
          </table:table-cell>
          <table:table-cell table:number-columns-repeated="1017"/>
        </table:table-row>
        <table:table-row table:style-name="ro2">
          <table:table-cell office:value-type="string">
            <text:p>The Beatles' Long Tall Sally</text:p>
          </table:table-cell>
          <table:table-cell table:style-name="ce5" office:value-type="string">
            <text:p>11 May 1964</text:p>
          </table:table-cell>
          <table:table-cell office:value-type="string">
            <text:p>Capitol (CAN)</text:p>
          </table:table-cell>
          <table:table-cell table:number-columns-repeated="2" office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>
            <text:p>A Hard Day's Night </text:p>
          </table:table-cell>
          <table:table-cell table:style-name="ce5" office:value-type="string">
            <text:p>26 June 1964</text:p>
          </table:table-cell>
          <table:table-cell office:value-type="string">
            <text:p>United Artists (US)[C]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xPlatinum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>
            <text:p>10 July 1964</text:p>
          </table:table-cell>
          <table:table-cell office:value-type="string">
            <text:p>Parlophone (UK)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Gold</text:p>
          </table:table-cell>
          <table:table-cell table:number-columns-repeated="1018"/>
        </table:table-row>
        <table:table-row table:style-name="ro2">
          <table:table-cell office:value-type="string">
            <text:p>Something New</text:p>
          </table:table-cell>
          <table:table-cell table:style-name="ce5" office:value-type="string">
            <text:p>20 July 1964</text:p>
          </table:table-cell>
          <table:table-cell office:value-type="string">
            <text:p>Capitol (US)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latinum</text:p>
          </table:table-cell>
          <table:table-cell table:number-columns-repeated="1017"/>
        </table:table-row>
        <table:table-row table:style-name="ro2">
          <table:table-cell office:value-type="string">
            <text:p>Beatles for Sale </text:p>
          </table:table-cell>
          <table:table-cell table:style-name="ce5" office:value-type="string">
            <text:p>4 December 1964</text:p>
          </table:table-cell>
          <table:table-cell office:value-type="string">
            <text:p>Parlophone (UK)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Gold</text:p>
          </table:table-cell>
          <table:table-cell office:value-type="string">
            <text:p>Platinum</text:p>
          </table:table-cell>
          <table:table-cell table:number-columns-repeated="1017"/>
        </table:table-row>
        <table:table-row table:style-name="ro2">
          <table:table-cell office:value-type="string">
            <text:p>Beatles '65</text:p>
          </table:table-cell>
          <table:table-cell table:style-name="ce5" office:value-type="string">
            <text:p>15 December 1964</text:p>
          </table:table-cell>
          <table:table-cell office:value-type="string">
            <text:p>Capitol (US)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xPlatinum</text:p>
          </table:table-cell>
          <table:table-cell table:number-columns-repeated="1017"/>
        </table:table-row>
        <table:table-row table:style-name="ro2">
          <table:table-cell office:value-type="string">
            <text:p>Beatles VI</text:p>
          </table:table-cell>
          <table:table-cell table:style-name="ce5" office:value-type="string">
            <text:p>14 June 1965</text:p>
          </table:table-cell>
          <table:table-cell office:value-type="string">
            <text:p>Parlophone (NZ), Capitol (US)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latinum</text:p>
          </table:table-cell>
          <table:table-cell table:number-columns-repeated="1017"/>
        </table:table-row>
        <table:table-row table:style-name="ro2">
          <table:table-cell office:value-type="string">
            <text:p>Help! </text:p>
          </table:table-cell>
          <table:table-cell table:style-name="ce5" office:value-type="string">
            <text:p>6 August 1965</text:p>
          </table:table-cell>
          <table:table-cell office:value-type="string">
            <text:p>Parlophone (UK)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Platinum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13 August 1965</text:p>
          </table:table-cell>
          <table:table-cell office:value-type="string">
            <text:p>Capitol (US)[C]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xPlatinum</text:p>
          </table:table-cell>
          <table:table-cell table:number-columns-repeated="1017"/>
        </table:table-row>
        <table:table-row table:style-name="ro2">
          <table:table-cell office:value-type="string">
            <text:p>Rubber Soul </text:p>
          </table:table-cell>
          <table:table-cell table:style-name="ce5" office:value-type="string">
            <text:p>3 December 1965</text:p>
          </table:table-cell>
          <table:table-cell office:value-type="string">
            <text:p>Parlophone (UK)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Platinum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6 December 1965</text:p>
          </table:table-cell>
          <table:table-cell office:value-type="string">
            <text:p>Capitol (US)[C]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/>
          <table:table-cell office:value-type="string">
            <text:p>6xPlatinum</text:p>
          </table:table-cell>
          <table:table-cell table:number-columns-repeated="1017"/>
        </table:table-row>
        <table:table-row table:style-name="ro2">
          <table:table-cell office:value-type="string">
            <text:p>Yesterday and Today</text:p>
          </table:table-cell>
          <table:table-cell table:style-name="ce5" office:value-type="string">
            <text:p>15 June 1966</text:p>
          </table:table-cell>
          <table:table-cell office:value-type="string">
            <text:p>Capitol (US)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xPlatinum</text:p>
          </table:table-cell>
          <table:table-cell table:number-columns-repeated="1017"/>
        </table:table-row>
        <table:table-row table:style-name="ro2">
          <table:table-cell office:value-type="string">
            <text:p>Revolver </text:p>
          </table:table-cell>
          <table:table-cell table:style-name="ce5" office:value-type="string">
            <text:p>5 August 1966</text:p>
          </table:table-cell>
          <table:table-cell office:value-type="string">
            <text:p>Parlophone (UK)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Platinum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8 August 1966</text:p>
          </table:table-cell>
          <table:table-cell office:value-type="string">
            <text:p>Capitol (US)[C]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/>
          <table:table-cell office:value-type="string">
            <text:p>5xPlatinum</text:p>
          </table:table-cell>
          <table:table-cell table:number-columns-repeated="1017"/>
        </table:table-row>
        <table:table-row table:style-name="ro2">
          <table:table-cell office:value-type="string">
            <text:p>Sgt. Pepper's Lonely Hearts Club Band </text:p>
          </table:table-cell>
          <table:table-cell table:style-name="ce5" office:value-type="string">
            <text:p>1 June 1967</text:p>
          </table:table-cell>
          <table:table-cell office:value-type="string">
            <text:p>Parlophone (UK), Capitol (US)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xPlatinum</text:p>
          </table:table-cell>
          <table:table-cell office:value-type="string">
            <text:p>11xPlatinum</text:p>
          </table:table-cell>
          <table:table-cell table:number-columns-repeated="1017"/>
        </table:table-row>
        <table:table-row table:style-name="ro2">
          <table:table-cell office:value-type="string">
            <text:p>Magical Mystery Tour </text:p>
          </table:table-cell>
          <table:table-cell table:style-name="ce5" office:value-type="string">
            <text:p>27 November 1967</text:p>
          </table:table-cell>
          <table:table-cell office:value-type="string">
            <text:p>Parlophone (UK), Capitol (US)</text:p>
          </table:table-cell>
          <table:table-cell office:value-type="string">
            <text:p>31[D]</text:p>
          </table:table-cell>
          <table:table-cell office:value-type="float" office:value="1">
            <text:p>1</text:p>
          </table:table-cell>
          <table:table-cell office:value-type="string">
            <text:p>Platinum</text:p>
          </table:table-cell>
          <table:table-cell office:value-type="string">
            <text:p>6xPlatinum</text:p>
          </table:table-cell>
          <table:table-cell table:number-columns-repeated="1017"/>
        </table:table-row>
        <table:table-row table:style-name="ro2">
          <table:table-cell office:value-type="string">
            <text:p>The Beatles </text:p>
          </table:table-cell>
          <table:table-cell table:style-name="ce5" office:value-type="string">
            <text:p>22 November 1968</text:p>
          </table:table-cell>
          <table:table-cell office:value-type="string">
            <text:p>Apple (UK), Capitol (US)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latinum</text:p>
          </table:table-cell>
          <table:table-cell office:value-type="string">
            <text:p>19xPlatinum</text:p>
          </table:table-cell>
          <table:table-cell table:number-columns-repeated="1017"/>
        </table:table-row>
        <table:table-row table:style-name="ro2">
          <table:table-cell office:value-type="string">
            <text:p>Yellow Submarine </text:p>
          </table:table-cell>
          <table:table-cell table:style-name="ce5" office:value-type="string">
            <text:p>13 January 1969</text:p>
          </table:table-cell>
          <table:table-cell office:value-type="string">
            <text:p>Apple (UK), Capitol (US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ilver</text:p>
          </table:table-cell>
          <table:table-cell office:value-type="string">
            <text:p>Platinum</text:p>
          </table:table-cell>
          <table:table-cell table:number-columns-repeated="1017"/>
        </table:table-row>
        <table:table-row table:style-name="ro2">
          <table:table-cell office:value-type="string">
            <text:p>Abbey Road </text:p>
          </table:table-cell>
          <table:table-cell table:style-name="ce5" office:value-type="string">
            <text:p>26 September 1969</text:p>
          </table:table-cell>
          <table:table-cell office:value-type="string">
            <text:p>Apple (UK), Capitol (US)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xPlatinum</text:p>
          </table:table-cell>
          <table:table-cell office:value-type="string">
            <text:p>12xPlatinum</text:p>
          </table:table-cell>
          <table:table-cell table:number-columns-repeated="1017"/>
        </table:table-row>
        <table:table-row table:style-name="ro2">
          <table:table-cell office:value-type="string">
            <text:p>Let It Be </text:p>
          </table:table-cell>
          <table:table-cell table:style-name="ce5" office:value-type="string">
            <text:p>8 May 1970</text:p>
          </table:table-cell>
          <table:table-cell office:value-type="string">
            <text:p>Apple (UK), United Artists (US)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old</text:p>
          </table:table-cell>
          <table:table-cell office:value-type="string">
            <text:p>4xPlatinum</text:p>
          </table:table-cell>
          <table:table-cell table:number-columns-repeated="1017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5">02/15/2014</text:date>, <text:time>05:1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plified" style:display-name="PageStyle_Simplifi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5T05:10:50</dc:date>
    <dc:creator>Gundega Dekena</dc:creator>
    <meta:generator>OpenOffice/4.0.1$Unix OpenOffice.org_project/401m5$Build-9714</meta:generator>
    <meta:document-statistic meta:table-count="1" meta:cell-count="170" meta:object-count="0"/>
  </office:meta>
</office:document-meta>
</file>